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527in" text:min-label-width="0.25in" text:list-level-position-and-space-mode="label-alignment">
          <style:list-level-label-alignment text:label-followed-by="listtab" fo:margin-left="0.802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527in" text:min-label-width="0.25in" text:list-level-position-and-space-mode="label-alignment">
          <style:list-level-label-alignment text:label-followed-by="listtab" fo:margin-left="1.302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527in" text:min-label-width="0.25in" text:list-level-position-and-space-mode="label-alignment">
          <style:list-level-label-alignment text:label-followed-by="listtab" fo:margin-left="1.802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527in" text:min-label-width="0.25in" text:list-level-position-and-space-mode="label-alignment">
          <style:list-level-label-alignment text:label-followed-by="listtab" fo:margin-left="2.302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527in" text:min-label-width="0.25in" text:list-level-position-and-space-mode="label-alignment">
          <style:list-level-label-alignment text:label-followed-by="listtab" fo:margin-left="2.802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527in" text:min-label-width="0.25in" text:list-level-position-and-space-mode="label-alignment">
          <style:list-level-label-alignment text:label-followed-by="listtab" fo:margin-left="3.302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527in" text:min-label-width="0.25in" text:list-level-position-and-space-mode="label-alignment">
          <style:list-level-label-alignment text:label-followed-by="listtab" fo:margin-left="3.802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527in" text:min-label-width="0.25in" text:list-level-position-and-space-mode="label-alignment">
          <style:list-level-label-alignment text:label-followed-by="listtab" fo:margin-left="4.302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 fo:language="en" fo:country="US"/>
    </style:style>
    <style:style style:name="P2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P3" style:parent-style-name="Normal" style:family="paragraph">
      <style:paragraph-properties fo:text-align="justify" fo:line-height="150%"/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4" style:parent-style-name="Paragraphedeliste" style:list-style-name="LFO1" style:family="paragraph">
      <style:paragraph-properties fo:text-align="justify" fo:line-height="150%"/>
      <style:text-properties style:font-name="Times New Roman" style:font-name-complex="Times New Roman" fo:color="#000000" fo:font-size="12pt" style:font-size-asian="12pt" style:font-size-complex="12pt"/>
    </style:style>
    <style:style style:name="P5" style:parent-style-name="Paragraphedeliste" style:list-style-name="LFO1" style:family="paragraph">
      <style:paragraph-properties fo:text-align="justify" fo:line-height="150%"/>
      <style:text-properties style:font-name="Times New Roman" style:font-name-complex="Times New Roman" fo:color="#000000" fo:font-size="12pt" style:font-size-asian="12pt" style:font-size-complex="12pt"/>
    </style:style>
    <style:style style:name="P6" style:parent-style-name="Paragraphedeliste" style:list-style-name="LFO2" style:family="paragraph">
      <style:paragraph-properties fo:text-align="justify" fo:line-height="150%"/>
    </style:style>
    <style:style style:name="T7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8" style:parent-style-name="Policepardéfaut" style:family="text">
      <style:text-properties style:font-name="Times New Roman" style:font-name-complex="Times New Roman" fo:color="#000000" style:text-position="sub 66.6%" fo:font-size="12pt" style:font-size-asian="12pt" style:font-size-complex="12pt"/>
    </style:style>
    <style:style style:name="T9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10" style:parent-style-name="Paragraphedeliste" style:list-style-name="LFO2" style:family="paragraph">
      <style:paragraph-properties fo:text-align="justify" fo:line-height="150%"/>
    </style:style>
    <style:style style:name="T11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2" style:parent-style-name="Policepardéfaut" style:family="text">
      <style:text-properties style:font-name="Times New Roman" style:font-name-complex="Times New Roman" fo:color="#000000" style:text-position="sub 66.6%" fo:font-size="12pt" style:font-size-asian="12pt" style:font-size-complex="12pt"/>
    </style:style>
    <style:style style:name="T13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14" style:parent-style-name="Paragraphedeliste" style:list-style-name="LFO3" style:family="paragraph">
      <style:paragraph-properties fo:text-align="justify" fo:line-height="150%"/>
      <style:text-properties style:font-name="Times New Roman" style:font-name-complex="Times New Roman" fo:color="#000000" fo:font-size="12pt" style:font-size-asian="12pt" style:font-size-complex="12pt"/>
    </style:style>
    <style:style style:name="P15" style:parent-style-name="Paragraphedeliste" style:list-style-name="LFO4" style:family="paragraph">
      <style:paragraph-properties fo:text-align="justify" fo:line-height="150%"/>
      <style:text-properties style:font-name="Times New Roman" style:font-name-complex="Times New Roman" fo:color="#000000" fo:font-size="12pt" style:font-size-asian="12pt" style:font-size-complex="12pt"/>
    </style:style>
    <style:style style:name="P16" style:parent-style-name="Paragraphedeliste" style:list-style-name="LFO1" style:family="paragraph">
      <style:paragraph-properties fo:text-align="justify" fo:line-height="150%"/>
    </style:style>
    <style:style style:name="T17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8" style:parent-style-name="Policepardéfaut" style:family="text">
      <style:text-properties style:font-name="Times New Roman" style:font-name-complex="Times New Roman" fo:color="#000000" style:text-position="sub 66.6%" fo:font-size="12pt" style:font-size-asian="12pt" style:font-size-complex="12pt"/>
    </style:style>
    <style:style style:name="T19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20" style:parent-style-name="Paragraphedeliste" style:list-style-name="LFO1" style:family="paragraph">
      <style:paragraph-properties fo:text-align="justify" fo:line-height="150%"/>
    </style:style>
    <style:style style:name="T21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2" style:parent-style-name="Policepardéfaut" style:family="text">
      <style:text-properties style:font-name="Times New Roman" style:font-name-complex="Times New Roman" fo:color="#000000" style:text-position="sub 66.6%" fo:font-size="12pt" style:font-size-asian="12pt" style:font-size-complex="12pt"/>
    </style:style>
    <style:style style:name="T23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24" style:parent-style-name="Paragraphedeliste" style:list-style-name="LFO1" style:family="paragraph">
      <style:paragraph-properties fo:text-align="justify" fo:line-height="150%"/>
    </style:style>
    <style:style style:name="T25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6" style:parent-style-name="Policepardéfaut" style:family="text">
      <style:text-properties style:font-name="Times New Roman" style:font-name-complex="Times New Roman" fo:color="#000000" style:text-position="sub 66.6%" fo:font-size="12pt" style:font-size-asian="12pt" style:font-size-complex="12pt"/>
    </style:style>
    <style:style style:name="T27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28" style:parent-style-name="Paragraphedeliste" style:list-style-name="LFO1" style:family="paragraph">
      <style:paragraph-properties fo:text-align="justify" fo:line-height="150%"/>
    </style:style>
    <style:style style:name="T29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30" style:parent-style-name="Policepardéfaut" style:family="text">
      <style:text-properties style:font-name="Times New Roman" style:font-name-complex="Times New Roman" fo:color="#000000" style:text-position="sub 66.6%" fo:font-size="12pt" style:font-size-asian="12pt" style:font-size-complex="12pt"/>
    </style:style>
    <style:style style:name="T31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32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33" style:parent-style-name="Paragraphedeliste" style:list-style-name="LFO1" style:family="paragraph">
      <style:paragraph-properties fo:text-align="justify" fo:line-height="150%"/>
    </style:style>
    <style:style style:name="T34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35" style:parent-style-name="Policepardéfaut" style:family="text">
      <style:text-properties style:font-name="Times New Roman" style:font-name-complex="Times New Roman" fo:color="#000000" style:text-position="sub 66.6%" fo:font-size="12pt" style:font-size-asian="12pt" style:font-size-complex="12pt"/>
    </style:style>
    <style:style style:name="T36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37" style:parent-style-name="Paragraphedeliste" style:list-style-name="LFO1" style:family="paragraph">
      <style:paragraph-properties fo:text-align="justify" fo:line-height="150%"/>
    </style:style>
    <style:style style:name="T38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39" style:parent-style-name="Policepardéfaut" style:family="text">
      <style:text-properties style:font-name="Times New Roman" style:font-name-complex="Times New Roman" fo:color="#000000" style:text-position="sub 66.6%" fo:font-size="12pt" style:font-size-asian="12pt" style:font-size-complex="12pt"/>
    </style:style>
    <style:style style:name="T40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41" style:parent-style-name="Paragraphedeliste" style:list-style-name="LFO1" style:family="paragraph">
      <style:paragraph-properties fo:text-align="justify" fo:line-height="150%"/>
    </style:style>
    <style:style style:name="T4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Policepardéfau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4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justify" fo:line-height="150%"/>
    </style:style>
    <style:style style:name="T46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47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48" style:parent-style-name="Normal" style:family="paragraph">
      <style:paragraph-properties fo:text-align="justify" fo:line-height="150%" fo:margin-left="0.4916in">
        <style:tab-stops>
          <style:tab-stop style:type="left" style:position="1.7236in"/>
        </style:tab-stops>
      </style:paragraph-properties>
    </style:style>
    <style:style style:name="T49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50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51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52" style:parent-style-name="Normal" style:family="paragraph">
      <style:paragraph-properties fo:text-align="justify" fo:line-height="150%" fo:margin-left="0.4916in">
        <style:tab-stops>
          <style:tab-stop style:type="left" style:position="1.7236in"/>
        </style:tab-stops>
      </style:paragraph-properties>
    </style:style>
    <style:style style:name="T53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54" style:parent-style-name="Policepardéfaut" style:family="text">
      <style:text-properties style:font-name="Times New Roman" style:font-name-complex="Times New Roman" fo:color="#000000" style:text-position="sub 66.6%" fo:font-size="12pt" style:font-size-asian="12pt" style:font-size-complex="12pt" fo:language="en" fo:country="US"/>
    </style:style>
    <style:style style:name="T55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56" style:parent-style-name="Normal" style:family="paragraph">
      <style:paragraph-properties fo:text-align="justify" fo:line-height="150%" fo:margin-left="0.4916in">
        <style:tab-stops>
          <style:tab-stop style:type="left" style:position="1.7236in"/>
        </style:tab-stops>
      </style:paragraph-properties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57" style:parent-style-name="Normal" style:family="paragraph">
      <style:paragraph-properties fo:text-align="justify" fo:line-height="150%">
        <style:tab-stops>
          <style:tab-stop style:type="left" style:position="2.2152in"/>
        </style:tab-stops>
      </style:paragraph-properties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P58" style:parent-style-name="Normal" style:family="paragraph">
      <style:paragraph-properties fo:text-align="justify" fo:line-height="150%">
        <style:tab-stops>
          <style:tab-stop style:type="left" style:position="2.2152in"/>
        </style:tab-stops>
      </style:paragraph-properties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5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Policepardéfaut" style:family="text">
      <style:text-properties style:font-name="Times New Roman" style:font-name-complex="Times New Roman" style:text-position="-283.3% 100%" fo:font-size="12pt" style:font-size-asian="12pt" style:font-size-complex="12pt"/>
    </style:style>
    <style:style style:name="P6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" style:parent-style-name="NormalWeb" style:family="paragraph">
      <style:paragraph-properties fo:text-align="justify" fo:margin-top="0in" fo:margin-bottom="0in" fo:line-height="150%"/>
    </style:style>
    <style:style style:name="T63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64" style:parent-style-name="Policepardéfaut" style:family="text">
      <style:text-properties fo:color="#000000" fo:language="en" fo:country="US"/>
    </style:style>
    <style:style style:name="T65" style:parent-style-name="Policepardéfaut" style:family="text">
      <style:text-properties fo:color="#000000" fo:language="en" fo:country="US"/>
    </style:style>
    <style:style style:name="P66" style:parent-style-name="Normal" style:family="paragraph">
      <style:paragraph-properties fo:text-align="center"/>
    </style:style>
    <style:style style:name="T67" style:parent-style-name="Policepardéfaut" style:family="text">
      <style:text-properties style:font-name="Times New Roman" style:font-name-complex="Times New Roman" fo:color="#000000" style:text-position="-200% 100%" fo:font-size="12pt" style:font-size-asian="12pt" style:font-size-complex="12pt"/>
    </style:style>
    <style:style style:name="P68" style:parent-style-name="MTDisplayEquation" style:family="paragraph">
      <style:paragraph-properties fo:text-align="justify"/>
    </style:style>
    <style:style style:name="T69" style:parent-style-name="Policepardéfau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70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1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2" style:parent-style-name="MTDisplayEquation" style:family="paragraph">
      <style:paragraph-properties fo:text-align="justify"/>
    </style:style>
    <style:style style:name="T73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4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8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 style:language-asian="fr" style:country-asian="FR"/>
    </style:style>
    <style:style style:name="T8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Policepardéfau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 fo:language="en" fo:country="US"/>
    </style:style>
    <style:style style:name="T85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8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8" style:parent-style-name="Policepardéfau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 fo:language="en" fo:country="US"/>
    </style:style>
    <style:style style:name="T89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9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Policepardéfau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 fo:language="en" fo:country="US"/>
    </style:style>
    <style:style style:name="T93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94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95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9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text-align="justify" fo:line-height="150%"/>
    </style:style>
    <style:style style:name="T99" style:parent-style-name="Policepardéfau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 fo:language="en" fo:country="US"/>
    </style:style>
    <style:style style:name="T100" style:parent-style-name="Policepardéfaut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101" style:parent-style-name="Normal" style:family="paragraph">
      <style:paragraph-properties fo:text-align="center"/>
    </style:style>
    <style:style style:name="T102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P10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athematical Model</text:p>
      <text:p text:style-name="P2">Sets:</text:p>
      <text:p text:style-name="P3">In order to formally represent the proposed optimization models, it is useful to introduce the following definitions and notation. Let j denotes<text:s/>patient, m<text:s/>denotes<text:s/>machine (linac), k denote day.</text:p>
      <text:list text:style-name="LFO1" text:continue-numbering="true">
        <text:list-item>
          <text:p text:style-name="P4">K: set of days in<text:s/>the planning horizon</text:p>
        </text:list-item>
        <text:list-item>
          <text:p text:style-name="P5">M: set of machines or linear accelerators</text:p>
        </text:list-item>
      </text:list>
      <text:list text:style-name="LFO2" text:continue-numbering="true">
        <text:list-item>
          <text:p text:style-name="P6"><text:span text:style-name="T7">C</text:span><text:span text:style-name="T8">km</text:span><text:span text:style-name="T9">: available capacity of linac m in time slots, of the day k (the regular hours capacity)</text:span></text:p>
        </text:list-item>
        <text:list-item>
          <text:p text:style-name="P10"><text:span text:style-name="T11">O</text:span><text:span text:style-name="T12">km</text:span><text:span text:style-name="T13">: available capacity of linac m in time slots, of the day k (over time)</text:span></text:p>
        </text:list-item>
      </text:list>
      <text:list text:style-name="LFO3" text:continue-numbering="true">
        <text:list-item>
          <text:p text:style-name="P14">J: List of<text:s/>patients waiting to be scheduled, avec j = 1, …, J</text:p>
        </text:list-item>
      </text:list>
      <text:list text:style-name="LFO4" text:continue-numbering="true">
        <text:list-item>
          <text:p text:style-name="P15">For each patient j:</text:p>
        </text:list-item>
      </text:list>
      <text:list text:style-name="LFO1" text:continue-numbering="true">
        <text:list-item>
          <text:list>
            <text:list-item>
              <text:p text:style-name="P16"><text:span text:style-name="T17">Pr</text:span><text:span text:style-name="T18">j</text:span><text:span text:style-name="T19">: priority of patient j</text:span></text:p>
            </text:list-item>
            <text:list-item>
              <text:p text:style-name="P20"><text:span text:style-name="T21">N</text:span><text:span text:style-name="T22">j</text:span><text:span text:style-name="T23">: number of sessions assigned for each patient j by the oncologist</text:span></text:p>
            </text:list-item>
            <text:list-item>
              <text:p text:style-name="P24"><text:span text:style-name="T25">s: index for sessions of patient j (s = 1, …, N</text:span><text:span text:style-name="T26">j</text:span><text:span text:style-name="T27">)</text:span></text:p>
            </text:list-item>
            <text:list-item>
              <text:p text:style-name="P28"><text:span text:style-name="T29">Slots</text:span><text:span text:style-name="T30">js</text:span><text:span text:style-name="T31">: number of slots of the sth<text:s/></text:span><text:span text:style-name="T32">session of patient j, it must be a positive non zero integer</text:span></text:p>
            </text:list-item>
            <text:list-item>
              <text:p text:style-name="P33"><text:span text:style-name="T34">WT</text:span><text:span text:style-name="T35">j</text:span><text:span text:style-name="T36">: the wait time target of patient j</text:span></text:p>
            </text:list-item>
            <text:list-item>
              <text:p text:style-name="P37"><text:span text:style-name="T38">RelDat</text:span><text:span text:style-name="T39">j</text:span><text:span text:style-name="T40">: the release date for patient j</text:span></text:p>
            </text:list-item>
            <text:list-item>
              <text:p text:style-name="P41"><text:span text:style-name="T42">Penalty</text:span><text:span text:style-name="T43">j</text:span><text:span text:style-name="T44">: the wait time penalty of patient j</text:span></text:p>
            </text:list-item>
          </text:list>
        </text:list-item>
      </text:list>
      <text:p text:style-name="P45"><text:span text:style-name="T46">Decision Variables:</text:span><text:span text:style-name="T47"><text:s text:c="12"/></text:span></text:p>
      <text:p text:style-name="P48"><text:span text:style-name="T49"><draw:custom-shape svg:x="0.90208in" svg:y="-0.00486in" svg:width="0.22014in" svg:height="1.05278in" draw:z-index="251659264" draw:id="id0" draw:style-name="a0" draw:name="Accolade ouvrante 3" text:anchor-type="paragraph"><svg:title/><svg:desc/><draw:enhanced-geometry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/text:span><text:span text:style-name="T50"><text:s text:c="16"/>1 if session s of<text:s/></text:span><text:span text:style-name="T51">patient j is scheduled on day k on linac m; <text:s text:c="3"/></text:span></text:p>
      <text:p text:style-name="P52"><text:span text:style-name="T53">X</text:span><text:span text:style-name="T54">jkms</text:span><text:span text:style-name="T55"><text:s/>=<text:s/></text:span></text:p>
      <text:p text:style-name="P56"><text:s text:c="16"/>0 otherwise.</text:p>
      <text:p text:style-name="P57">Objective function:</text:p>
      <text:soft-page-break/>
      <text:p text:style-name="P58">Minimizing the number of patients who breaches their due dates:</text:p>
      <text:p text:style-name="MTDisplayEquation"><text:span text:style-name="T59"><text:tab/></text:span><text:span text:style-name="T60"><draw:frame draw:z-index="0" draw:id="id1" draw:style-name="a1" draw:name="Object 12" text:anchor-type="as-char" svg:x="0in" svg:y="0in" svg:width="4.07569in" svg:height="1.65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61"/>
      <text:p text:style-name="P62"><text:span text:style-name="T63">Constraint 1:</text:span><text:span text:style-name="T64"><text:s/>limits the number of slots of all<text:s/></text:span><text:span text:style-name="T65">patients j booked on day k on machine m to be less than or equal to the sum of available capacities of that linac m on that day k (regular hours+ overtime).</text:span></text:p>
      <text:p text:style-name="P66"><text:span text:style-name="T67"><draw:frame draw:z-index="0" draw:id="id2" draw:style-name="a2" draw:name="Object 17" text:anchor-type="as-char" svg:x="0in" svg:y="0in" svg:width="3.40833in" svg:height="1.325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68"><text:span text:style-name="T69">Constraint 2: E</text:span><text:span text:style-name="T70">ach patient is treated once a day (only one session/per d</text:span><text:span text:style-name="T71">ay).<text:s/></text:span></text:p>
      <text:p text:style-name="P72"><text:span text:style-name="T73"><text:tab/></text:span><text:span text:style-name="T74"><draw:frame draw:z-index="251660288" draw:id="id3" draw:style-name="a3" draw:name="Object 56" text:anchor-type="as-char" svg:x="0in" svg:y="0in" svg:width="1.68333in" svg:height="1.21528in" style:rel-width="scale" style:rel-height="scale"><draw:object-ole draw:class-id="0002CE03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Normal"><text:span text:style-name="T75">Constraint 3:</text:span><text:span text:style-name="T76"><text:s/>Sessions of each patient must be affected in order<text:s/></text:span><text:span text:style-name="T77"><draw:frame draw:z-index="251660288" draw:id="id4" draw:style-name="a4" draw:name="Object 13" text:anchor-type="as-char" svg:x="0in" svg:y="0in" svg:width="0.125in" svg:height="0.19375in" style:rel-width="scale" style:rel-height="scale"><draw:object-ole draw:class-id="0002CE03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MTDisplayEquation"><text:span text:style-name="T78"><text:tab/></text:span><text:span text:style-name="T79"><draw:frame draw:z-index="251660288" draw:id="id5" draw:style-name="a5" draw:name="Object 16" text:anchor-type="as-char" svg:x="0in" svg:y="0in" svg:width="3.3in" svg:height="1.25in" style:rel-width="scale" style:rel-height="scale"><draw:object-ole draw:class-id="0002CE03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Normal"><text:span text:style-name="T80">Constraint 4:</text:span><text:span text:style-name="T81"><text:s/>Each patient must have at most one session per day per machine</text:span></text:p>
      <text:soft-page-break/>
      <text:p text:style-name="MTDisplayEquation"><text:span text:style-name="T82"><text:tab/></text:span><text:span text:style-name="T83"><draw:frame draw:z-index="251660288" draw:id="id6" draw:style-name="a6" draw:name="Object 17" text:anchor-type="as-char" svg:x="0in" svg:y="0in" svg:width="1.88333in" svg:height="1.275in" style:rel-width="scale" style:rel-height="scale"><draw:object-ole draw:class-id="0002CE03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<text:p text:style-name="Normal"><text:span text:style-name="T84">Constraint 5:</text:span><text:span text:style-name="T85"><text:s/>if a patient j is affected on day k on machine m, then the rest of his session must be affected<text:s/></text:span></text:p>
      <text:p text:style-name="MTDisplayEquation"><text:span text:style-name="T86"><text:tab/></text:span><text:span text:style-name="T87"><draw:frame draw:z-index="251660288" draw:id="id7" draw:style-name="a7" draw:name="Object 21" text:anchor-type="as-char" svg:x="0in" svg:y="0in" svg:width="3.80833in" svg:height="1.175in" style:rel-width="scale" style:rel-height="scale"><draw:object-ole draw:class-id="0002CE03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<text:p text:style-name="Normal"><text:span text:style-name="T88">Constraint 6:</text:span><text:span text:style-name="T89"><text:s/>each patient must have successive session</text:span></text:p>
      <text:p text:style-name="MTDisplayEquation"><text:span text:style-name="T90"><text:tab/></text:span><text:span text:style-name="T91"><draw:frame draw:z-index="251660288" draw:id="id8" draw:style-name="a8" draw:name="Object 24" text:anchor-type="as-char" svg:x="0in" svg:y="0in" svg:width="3.08333in" svg:height="1.16667in" style:rel-width="scale" style:rel-height="scale"><draw:object-ole draw:class-id="0002CE03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<text:p text:style-name="Normal"><text:span text:style-name="T92">Constraint 7:</text:span><text:span text:style-name="T93"><text:s/>A patient j can</text:span><text:span text:style-name="T94">n</text:span><text:span text:style-name="T95">ot start his first session before the release date</text:span></text:p>
      <text:p text:style-name="MTDisplayEquation"><text:span text:style-name="T96"><text:tab/></text:span><text:span text:style-name="T97"><draw:frame draw:z-index="251660288" draw:id="id9" draw:style-name="a9" draw:name="Object 76" text:anchor-type="as-char" svg:x="0in" svg:y="0in" svg:width="2.45833in" svg:height="1.125in" style:rel-width="scale" style:rel-height="scale"><draw:object-ole draw:class-id="0002CE03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/text:p>
      <text:p text:style-name="P98"><text:span text:style-name="T99">Constraint 8:</text:span><text:span text:style-name="T100"><text:s/>define the domains of the decision variables</text:span></text:p>
      <text:p text:style-name="P101"><text:span text:style-name="T102"><draw:frame draw:z-index="251660288" draw:id="id10" draw:style-name="a10" draw:name="Object 156" text:anchor-type="as-char" svg:x="0in" svg:y="0in" svg:width="2.56667in" svg:height="0.83333in" style:rel-width="scale" style:rel-height="scale"><draw:object-ole draw:class-id="0002CE03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/text:p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line-height="100%" fo:margin-left="0.5in">
        <style:tab-stops/>
      </style:paragraph-properties>
      <style:text-properties fo:language="en" fo:country="US" fo:hyphenate="false"/>
    </style:style>
    <style:style style:name="MTDisplayEquation" style:display-name="MTDisplayEquation" style:family="paragraph" style:parent-style-name="Normal" style:next-style-name="Normal">
      <style:paragraph-properties>
        <style:tab-stops>
          <style:tab-stop style:type="center" style:position="3.1527in"/>
          <style:tab-stop style:type="right" style:position="6.3055in"/>
        </style:tab-stops>
      </style:paragraph-properties>
      <style:text-properties fo:language="en" fo:country="US" fo:hyphenate="false"/>
    </style:style>
    <style:style style:name="MTDisplayEquationCar" style:display-name="MTDisplayEquation Car" style:family="text" style:parent-style-name="Policepardéfaut">
      <style:text-properties fo:language="en" fo:country="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527in" text:min-label-width="0.25in" text:list-level-position-and-space-mode="label-alignment">
          <style:list-level-label-alignment text:label-followed-by="listtab" fo:margin-left="0.802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527in" text:min-label-width="0.25in" text:list-level-position-and-space-mode="label-alignment">
          <style:list-level-label-alignment text:label-followed-by="listtab" fo:margin-left="1.302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527in" text:min-label-width="0.25in" text:list-level-position-and-space-mode="label-alignment">
          <style:list-level-label-alignment text:label-followed-by="listtab" fo:margin-left="1.802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527in" text:min-label-width="0.25in" text:list-level-position-and-space-mode="label-alignment">
          <style:list-level-label-alignment text:label-followed-by="listtab" fo:margin-left="2.302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527in" text:min-label-width="0.25in" text:list-level-position-and-space-mode="label-alignment">
          <style:list-level-label-alignment text:label-followed-by="listtab" fo:margin-left="2.802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527in" text:min-label-width="0.25in" text:list-level-position-and-space-mode="label-alignment">
          <style:list-level-label-alignment text:label-followed-by="listtab" fo:margin-left="3.302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527in" text:min-label-width="0.25in" text:list-level-position-and-space-mode="label-alignment">
          <style:list-level-label-alignment text:label-followed-by="listtab" fo:margin-left="3.802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527in" text:min-label-width="0.25in" text:list-level-position-and-space-mode="label-alignment">
          <style:list-level-label-alignment text:label-followed-by="listtab" fo:margin-left="4.30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1-04-18T16:47:00Z</meta:creation-date>
    <dc:date>2021-04-29T09:35:00Z</dc:date>
    <meta:template xlink:href="Normal" xlink:type="simple"/>
    <meta:editing-cycles>4</meta:editing-cycles>
    <meta:editing-duration>PT86220S</meta:editing-duration>
    <meta:user-defined meta:name="MTWinEqns" meta:value-type="boolean">true</meta:user-defined>
    <meta:document-statistic meta:page-count="3" meta:paragraph-count="4" meta:word-count="333" meta:character-count="2161" meta:row-count="15" meta:non-whitespace-character-count="1832"/>
  </office:meta>
</office:document-meta>
</file>